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07mm"/>
    </style:style>
    <style:style style:name="co2" style:family="table-column">
      <style:table-column-properties fo:break-before="auto" style:column-width="14.43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12.52mm"/>
    </style:style>
    <style:style style:name="co6" style:family="table-column">
      <style:table-column-properties fo:break-before="auto" style:column-width="12.24mm"/>
    </style:style>
    <style:style style:name="co7" style:family="table-column">
      <style:table-column-properties fo:break-before="auto" style:column-width="11.17mm"/>
    </style:style>
    <style:style style:name="co8" style:family="table-column">
      <style:table-column-properties fo:break-before="auto" style:column-width="9.2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heck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2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42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42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42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42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42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42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42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x01</text:p>
          </table:table-cell>
          <table:table-cell office:value-type="string" calcext:value-type="string">
            <text:p>x02</text:p>
          </table:table-cell>
          <table:table-cell office:value-type="string" calcext:value-type="string">
            <text:p>x03</text:p>
          </table:table-cell>
          <table:table-cell office:value-type="string" calcext:value-type="string">
            <text:p>x04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x12</text:p>
          </table:table-cell>
          <table:table-cell office:value-type="string" calcext:value-type="string">
            <text:p>x13</text:p>
          </table:table-cell>
          <table:table-cell office:value-type="string" calcext:value-type="string">
            <text:p>x14</text:p>
          </table:table-cell>
          <table:table-cell office:value-type="string" calcext:value-type="string">
            <text:p>x21</text:p>
          </table:table-cell>
          <table:table-cell office:value-type="string" calcext:value-type="string">
            <text:p>x22</text:p>
          </table:table-cell>
          <table:table-cell office:value-type="string" calcext:value-type="string">
            <text:p>x23</text:p>
          </table:table-cell>
          <table:table-cell office:value-type="string" calcext:value-type="string">
            <text:p>x24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x41</text:p>
          </table:table-cell>
          <table:table-cell office:value-type="string" calcext:value-type="string">
            <text:p>x42</text:p>
          </table:table-cell>
          <table:table-cell office:value-type="string" calcext:value-type="string">
            <text:p>x43</text:p>
          </table:table-cell>
          <table:table-cell office:value-type="string" calcext:value-type="string">
            <text:p>x44</text:p>
          </table:table-cell>
          <table:table-cell office:value-type="string" calcext:value-type="string">
            <text:p>x51</text:p>
          </table:table-cell>
          <table:table-cell office:value-type="string" calcext:value-type="string">
            <text:p>x52</text:p>
          </table:table-cell>
          <table:table-cell office:value-type="string" calcext:value-type="string">
            <text:p>x53</text:p>
          </table:table-cell>
          <table:table-cell office:value-type="string" calcext:value-type="string">
            <text:p>x54</text:p>
          </table:table-cell>
          <table:table-cell office:value-type="string" calcext:value-type="string">
            <text:p>x61</text:p>
          </table:table-cell>
          <table:table-cell office:value-type="string" calcext:value-type="string">
            <text:p>x62</text:p>
          </table:table-cell>
          <table:table-cell office:value-type="string" calcext:value-type="string">
            <text:p>x63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x75</text:p>
          </table:table-cell>
          <table:table-cell office:value-type="string" calcext:value-type="string">
            <text:p>x81</text:p>
          </table:table-cell>
          <table:table-cell office:value-type="string" calcext:value-type="string">
            <text:p>x82</text:p>
          </table:table-cell>
          <table:table-cell office:value-type="string" calcext:value-type="string">
            <text:p>x83</text:p>
          </table:table-cell>
          <table:table-cell office:value-type="string" calcext:value-type="string">
            <text:p>x84</text:p>
          </table:table-cell>
          <table:table-cell office:value-type="string" calcext:value-type="string">
            <text:p>x91</text:p>
          </table:table-cell>
          <table:table-cell office:value-type="string" calcext:value-type="string">
            <text:p>x92</text:p>
          </table:table-cell>
          <table:table-cell office:value-type="string" calcext:value-type="string">
            <text:p>x93</text:p>
          </table:table-cell>
          <table:table-cell office:value-type="string" calcext:value-type="string">
            <text:p>x94</text:p>
          </table:table-cell>
          <table:table-cell office:value-type="string" calcext:value-type="string">
            <text:p>x101</text:p>
          </table:table-cell>
          <table:table-cell office:value-type="string" calcext:value-type="string">
            <text:p>x102</text:p>
          </table:table-cell>
          <table:table-cell office:value-type="string" calcext:value-type="string">
            <text:p>x103</text:p>
          </table:table-cell>
          <table:table-cell office:value-type="string" calcext:value-type="string">
            <text:p>x104</text:p>
          </table:table-cell>
          <table:table-cell office:value-type="string" calcext:value-type="string">
            <text:p>x111</text:p>
          </table:table-cell>
          <table:table-cell office:value-type="string" calcext:value-type="string">
            <text:p>x112</text:p>
          </table:table-cell>
          <table:table-cell office:value-type="string" calcext:value-type="string">
            <text:p>x113</text:p>
          </table:table-cell>
          <table:table-cell office:value-type="string" calcext:value-type="string">
            <text:p>x1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1</text:p>
          </table:table-cell>
          <table:table-cell/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3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6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7</text:p>
          </table:table-cell>
          <table:table-cell/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8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9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10</text:p>
          </table:table-cell>
          <table:table-cell/>
          <table:table-cell table:number-columns-repeated="2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11</text:p>
          </table:table-cell>
          <table:table-cell/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 table:number-rows-repeated="2">
          <table:table-cell table:number-columns-repeated="48"/>
        </table:table-row>
        <table:table-row table:style-name="ro1">
          <table:table-cell table:number-columns-repeated="6"/>
          <table:table-cell table:number-columns-repeated="12" office:value-type="float" office:value="-0.04" calcext:value-type="float">
            <text:p>-0.04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-0.04" calcext:value-type="float">
            <text:p>-0.04</text:p>
          </table:table-cell>
          <table:table-cell office:value-type="float" office:value="-1" calcext:value-type="float">
            <text:p>-1</text:p>
          </table:table-cell>
          <table:table-cell table:number-columns-repeated="16" office:value-type="float" office:value="-0.04" calcext:value-type="float">
            <text:p>-0.04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office:value-type="float" office:value="1.04406500711318" calcext:value-type="float">
            <text:p>1.04406500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8377063084235" calcext:value-type="float">
            <text:p>1.3837706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1.17457313300233" calcext:value-type="float">
            <text:p>1.174573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12676952584457" calcext:value-type="float">
            <text:p>0.51267695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79834953261223" calcext:value-type="float">
            <text:p>0.1798349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680202966542" calcext:value-type="float">
            <text:p>1.1268020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1218266988763" calcext:value-type="float">
            <text:p>0.1412182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56725800277762" calcext:value-type="float">
            <text:p>0.0356725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formula="of:=SUMPRODUCT([.G9:.AV9];[.G25:.AV25])" office:value-type="float" office:value="-1.11022302462516E-016" calcext:value-type="float">
            <text:p>-1.11022302462516E-1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 table:number-columns-repeated="6"/>
          <table:table-cell table:formula="of:=SUMPRODUCT([.G10:.AV10];[.G25:.AV25])" office:value-type="float" office:value="-3.33066907387547E-016" calcext:value-type="float">
            <text:p>-3.33066907387547E-1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 table:number-columns-repeated="6"/>
          <table:table-cell table:formula="of:=SUMPRODUCT([.G11:.AV11];[.G25:.AV25])" office:value-type="float" office:value="-1.2490009027033E-016" calcext:value-type="float">
            <text:p>-1.2490009027033E-1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 table:number-columns-repeated="6"/>
          <table:table-cell table:formula="of:=SUMPRODUCT([.G12:.AV12];[.G25:.AV25]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table:formula="of:=SUMPRODUCT([.G25:.AV25];[.G23:.AV23])" office:value-type="float" office:value="0.72605545786058" calcext:value-type="float">
            <text:p>0.7260554579</text:p>
          </table:table-cell>
          <table:table-cell table:number-columns-repeated="32"/>
        </table:table-row>
        <table:table-row table:style-name="ro1">
          <table:table-cell table:number-columns-repeated="6"/>
          <table:table-cell table:formula="of:=SUMPRODUCT([.G13:.AV13];[.G25:.AV25])" office:value-type="float" office:value="-2.22044604925031E-016" calcext:value-type="float">
            <text:p>-2.22044604925031E-1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 table:number-columns-repeated="6"/>
          <table:table-cell table:formula="of:=SUMPRODUCT([.G14:.AV14];[.G25:.AV25])" office:value-type="float" office:value="1.2490009027033E-016" calcext:value-type="float">
            <text:p>1.2490009027033E-1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 table:number-columns-repeated="6"/>
          <table:table-cell table:formula="of:=SUMPRODUCT([.G15:.AV15];[.G25:.AV25])" office:value-type="float" office:value="-2.08166817117217E-017" calcext:value-type="float">
            <text:p>-2.08166817117217E-1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 table:number-columns-repeated="6"/>
          <table:table-cell table:formula="of:=SUMPRODUCT([.G16:.AV16];[.G25:.AV25]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 table:number-columns-repeated="6"/>
          <table:table-cell table:formula="of:=SUMPRODUCT([.G17:.AV17];[.G25:.AV25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table:number-columns-repeated="6"/>
          <table:table-cell table:formula="of:=SUMPRODUCT([.G18:.AV18];[.G25:.AV25])" office:value-type="float" office:value="-2.77555756156289E-017" calcext:value-type="float">
            <text:p>-2.77555756156289E-1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 table:number-columns-repeated="6"/>
          <table:table-cell table:formula="of:=SUMPRODUCT([.G19:.AV19];[.G25:.AV25])" office:value-type="float" office:value="-6.93889390390723E-018" calcext:value-type="float">
            <text:p>-6.93889390390723E-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 table:number-columns-repeated="6"/>
          <table:table-cell table:formula="of:=SUMPRODUCT([.G20:.AV20];[.G25:.AV25]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9T17:45:27.489097538</dc:date>
    <meta:editing-duration>PT23M9S</meta:editing-duration>
    <meta:editing-cycles>8</meta:editing-cycles>
    <meta:generator>LibreOffice/5.1.4.2$Linux_X86_64 LibreOffice_project/10m0$Build-2</meta:generator>
    <meta:document-statistic meta:table-count="1" meta:cell-count="674" meta:object-count="0"/>
  </office:meta>
</office:document-meta>
</file>